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4.378in"/>
    </style:style>
    <style:style style:name="co18" style:family="table-column">
      <style:table-column-properties fo:break-before="auto" style:column-width="1.372in"/>
    </style:style>
    <style:style style:name="co19" style:family="table-column">
      <style:table-column-properties fo:break-before="auto" style:column-width="5.2173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1811in" fo:break-before="auto" style:use-optimal-row-height="fals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Han Le</text:p>
          </table:table-cell>
          <table:covered-table-cell table:number-columns-repeated="5" table:style-name="ce18"/>
          <table:table-cell table:style-name="ce5"/>
          <table:table-cell table:style-name="ce5">
            <draw:frame draw:z-index="0" draw:style-name="gr1" draw:text-style-name="P1" svg:width="6.3008in" svg:height="3.1335in" svg:x="2.1539in" svg:y="0.0551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Han Le</text:p>
          </table:table-cell>
          <table:covered-table-cell table:number-columns-repeated="5" table:style-name="ce74"/>
          <table:table-cell table:style-name="ce74" table:content-validation-name="val11" office:value-type="string" calcext:value-type="string">
            <text:p>HL</text:p>
          </table:table-cell>
          <table:table-cell table:style-name="ce131" table:content-validation-name="val13" office:value-type="float" office:value="1001482002" calcext:value-type="float">
            <text:p>1001482002</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0" calcext:value-type="float">
            <text:p>10</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In Test</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83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7"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83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1" calcext:value-type="float">
            <text:p>11</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1" calcext:value-type="float">
            <text:p>11</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1" calcext:value-type="float">
            <text:p>11</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1" calcext:value-type="float">
            <text:p>11</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0" calcext:value-type="float">
            <text:p>10</text:p>
          </table:table-cell>
          <table:table-cell table:style-name="ce37" table:formula="of:=COUNTIF([.E$17:.E$995]; &quot;Completed Day 4&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6" calcext:value-type="float">
            <text:p>6</text:p>
          </table:table-cell>
          <table:table-cell table:style-name="ce37" table:formula="of:=COUNTIF([.E$17:.E$995]; &quot;Completed Day 5&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Nim’s Mainwin class</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reate the entrydialog for name, price, and description</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the tool product to store</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the entrydialog for name, price, description, and species</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ComboBoxText for exposure</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Add plant product to stor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the entrydialog for name, price, description, and volum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ComboBoxText for material</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Add mulch product to stor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Update the list of produc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Display the list of product to the console</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9"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83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7" calcext:value-type="float">
            <text:p>7</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7" calcext:value-type="float">
            <text:p>7</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7" calcext:value-type="float">
            <text:p>7</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Create the FileChooserDialog to get fil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7">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Write the Store::Store constructor for Store and Product class with an istream to load the fil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Write the Store::Store constructor for Tool, Plant, and Mulch class with an istream to load the file</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Write the save method for each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Create the FileChooserDialog to save fil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Write the save method for each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reate About Dialog</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83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8" calcext:value-type="float">
            <text:p>8</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8" calcext:value-type="float">
            <text:p>8</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8" calcext:value-type="float">
            <text:p>8</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8" calcext:value-type="float">
            <text:p>8</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8" calcext:value-type="float">
            <text:p>8</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8" calcext:value-type="float">
            <text:p>8</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8" calcext:value-type="float">
            <text:p>8</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the Customer clas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operator&lt;&lt; for Customer</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Store::add_customer, customers, and customer(int)</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the <text:s/>to_string method for customer</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Add customer in insert menu</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Add save and open to Customer</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the dialog to insert new customer</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Add customer in view menu</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83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3" calcext:value-type="float">
            <text:p>13</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3" calcext:value-type="float">
            <text:p>13</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3" calcext:value-type="float">
            <text:p>13</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3" calcext:value-type="float">
            <text:p>1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0" calcext:value-type="float">
            <text:p>10</text:p>
          </table:table-cell>
          <table:table-cell table:style-name="ce37" table:formula="of:=COUNTIF([.E$17:.E$995]; &quot;Completed Day 4&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8" calcext:value-type="float">
            <text:p>8</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6" calcext:value-type="float">
            <text:p>6</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5" calcext:value-type="float">
            <text:p>5</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Create status bar to display the statu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Clear the status bar when create new stor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Update the status bar when adding order</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Create the Order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the operator &lt;&lt; for order class</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Order constructor, Order::add_item, and Order::total</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Order:: save, and open</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Item clas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Item subtotal and constructor</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operator &lt;&lt; for Item class</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Write save and open method for Item clas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Write view_orders_click() </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Create image for button in toolbar</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83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0">00/00/0000</text:date>, <text:time style:data-style-name="N2" text:time-value="04:35:31.768099623">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10T05:04:43.375993760</dc:date>
    <meta:editing-cycles>206</meta:editing-cycles>
    <meta:editing-duration>P5DT20H7M47S</meta:editing-duration>
    <meta:generator>LibreOffice/6.4.5.2$Linux_X86_64 LibreOffice_project/40$Build-2</meta:generator>
    <meta:document-statistic meta:table-count="7" meta:cell-count="1240"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2 Backlog'.B7:'Sprint 02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4 Backlog'.B7:'Sprint 04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8">
                <text:p>8</text:p>
              </table:table-cell>
            </table:table-row>
            <table:table-row>
              <table:table-cell office:value-type="string">
                <text:p>7</text:p>
              </table:table-cell>
              <table:table-cell office:value-type="float" office:value="8">
                <text:p>8</text:p>
              </table:table-cell>
            </table:table-row>
            <table:table-row>
              <table:table-cell office:value-type="string">
                <text:p>8</text:p>
              </table:table-cell>
              <table:table-cell office:value-type="float" office:value="8">
                <text:p>8</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5 Backlog'.B7:'Sprint 05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3">
                <text:p>13</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8">
                <text:p>8</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5">
                <text:p>5</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